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04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66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9cm" fo:min-width="2.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24pt" fo:font-weight="bold"/>
    </style:style>
    <style:style style:name="P4" style:family="paragraph">
      <loext:graphic-properties draw:fill="none" draw:fill-color="#ffffff"/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2.29cm" svg:x="1.685cm" svg:y="0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91cm" svg:x="2.447cm" svg:y="1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cm" svg:height="0.889cm" svg:x="0.111cm" svg:y="0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224cm" svg:height="1.047cm" svg:x="-0.041cm" svg:y="0.054cm">
          <draw:text-box>
            <text:p text:style-name="P3">CPU#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19T13:58:36.388550999</dc:date>
    <dc:creator>Gilles Mouchard</dc:creator>
    <meta:editing-duration>PT4H49M25S</meta:editing-duration>
    <meta:editing-cycles>10</meta:editing-cycles>
    <meta:generator>LibreOffice/5.3.7.2.0$Linux_X86_64 LibreOffice_project/30$Build-2</meta:generator>
    <meta:document-statistic meta:object-count="6"/>
  </office:meta>
</office:document-meta>
</file>